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c3ac" officeooo:paragraph-rsid="001ec3ac"/>
    </style:style>
    <style:style style:name="P2" style:family="paragraph" style:parent-style-name="Standard">
      <style:paragraph-properties fo:text-align="justify" style:justify-single-word="false"/>
      <style:text-properties officeooo:rsid="001ec3ac" officeooo:paragraph-rsid="001efb73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f80b6" officeooo:paragraph-rsid="001efb7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efb73"/>
    </style:style>
    <style:style style:name="P5" style:family="paragraph" style:parent-style-name="Standard">
      <style:paragraph-properties fo:text-align="justify" style:justify-single-word="false"/>
      <style:text-properties officeooo:paragraph-rsid="002a8115"/>
    </style:style>
    <style:style style:name="P6" style:family="paragraph" style:parent-style-name="Standard">
      <style:paragraph-properties fo:text-align="justify" style:justify-single-word="false"/>
      <style:text-properties officeooo:paragraph-rsid="002b5640"/>
    </style:style>
    <style:style style:name="P7" style:family="paragraph" style:parent-style-name="Standard">
      <style:paragraph-properties fo:text-align="justify" style:justify-single-word="false"/>
      <style:text-properties officeooo:rsid="002b5640" officeooo:paragraph-rsid="002b5640"/>
    </style:style>
    <style:style style:name="P8" style:family="paragraph" style:parent-style-name="text">
      <style:paragraph-properties fo:margin-left="0cm" fo:margin-right="0cm" fo:margin-top="0.106cm" fo:margin-bottom="0cm" style:contextual-spacing="false" fo:text-align="justify" style:justify-single-word="false" fo:text-indent="0cm" style:auto-text-indent="false">
        <style:tab-stops>
          <style:tab-stop style:position="14.002cm"/>
        </style:tab-stops>
      </style:paragraph-properties>
      <style:text-properties officeooo:paragraph-rsid="002a8115"/>
    </style:style>
    <style:style style:name="P9" style:family="paragraph" style:parent-style-name="text">
      <style:paragraph-properties fo:margin-left="0cm" fo:margin-right="0cm" fo:margin-top="0.106cm" fo:margin-bottom="0cm" style:contextual-spacing="false" fo:text-align="justify" style:justify-single-word="false" fo:text-indent="0cm" style:auto-text-indent="false"/>
      <style:text-properties officeooo:paragraph-rsid="002a8115"/>
    </style:style>
    <style:style style:name="P10" style:family="paragraph" style:parent-style-name="text">
      <style:paragraph-properties fo:margin-left="0cm" fo:margin-right="0cm" fo:margin-top="0.106cm" fo:margin-bottom="0cm" style:contextual-spacing="false" fo:text-align="justify" style:justify-single-word="false" fo:text-indent="0cm" style:auto-text-indent="false">
        <style:tab-stops>
          <style:tab-stop style:position="14.002cm"/>
        </style:tab-stops>
      </style:paragraph-properties>
      <style:text-properties officeooo:paragraph-rsid="002a81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80b6"/>
    </style:style>
    <style:style style:name="T3" style:family="text">
      <style:text-properties officeooo:rsid="001efb73"/>
    </style:style>
    <style:style style:name="T4" style:family="text">
      <style:text-properties officeooo:rsid="001f40bb"/>
    </style:style>
    <style:style style:name="T5" style:family="text">
      <style:text-properties officeooo:rsid="00207274"/>
    </style:style>
    <style:style style:name="T6" style:family="text">
      <style:text-properties officeooo:rsid="002311c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c3ac" style:font-style-asian="normal" style:font-style-complex="normal"/>
    </style:style>
    <style:style style:name="T9" style:family="text">
      <style:text-properties fo:font-style="normal" officeooo:rsid="002a8115" style:font-style-asian="normal" style:font-style-complex="normal"/>
    </style:style>
    <style:style style:name="T10" style:family="text">
      <style:text-properties fo:font-style="normal" officeooo:rsid="002b5640" style:font-style-asian="normal" style:font-style-complex="normal"/>
    </style:style>
    <style:style style:name="T11" style:family="text">
      <style:text-properties fo:font-style="normal" fo:font-weight="bold" officeooo:rsid="001ec3ac" style:font-style-asian="normal" style:font-weight-asian="bold" style:font-style-complex="normal" style:font-weight-complex="bold"/>
    </style:style>
    <style:style style:name="T1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3" style:family="text">
      <style:text-properties style:font-name="Liberation Mono" fo:font-size="11pt" fo:font-style="normal" fo:font-weight="normal" officeooo:rsid="002b5640" style:font-size-asian="11pt" style:font-style-asian="normal" style:font-weight-asian="normal" style:font-style-complex="normal"/>
    </style:style>
    <style:style style:name="T14" style:family="text">
      <style:text-properties style:text-position="super 58%" fo:font-style="normal" officeooo:rsid="001ec3ac" style:font-style-asian="normal" style:font-style-complex="normal"/>
    </style:style>
    <style:style style:name="T15" style:family="text">
      <style:text-properties style:text-position="super 58%" fo:font-style="normal" officeooo:rsid="002b5640" style:font-style-asian="normal" style:font-style-complex="normal"/>
    </style:style>
    <style:style style:name="T16" style:family="text">
      <style:text-properties style:font-name-asian="Arial"/>
    </style:style>
    <style:style style:name="T17" style:family="text">
      <style:text-properties style:text-position="sub 58%" fo:font-style="normal" officeooo:rsid="002a8115" style:font-style-asian="normal" style:font-style-complex="normal"/>
    </style:style>
    <style:style style:name="T18" style:family="text">
      <style:text-properties style:text-position="sub 58%" fo:font-style="normal" officeooo:rsid="002b5640" style:font-style-asian="normal" style:font-style-complex="normal"/>
    </style:style>
    <style:style style:name="T19" style:family="text">
      <style:text-properties style:text-position="sub 58%" style:font-name="Liberation Mono" fo:font-size="11pt" fo:font-style="normal" fo:font-weight="normal" officeooo:rsid="002a8115" style:font-size-asian="11pt" style:font-style-asian="normal" style:font-weight-asian="normal"/>
    </style:style>
    <style:style style:name="T20" style:family="text">
      <style:text-properties style:text-position="sub 58%" style:font-name="Liberation Mono" fo:font-size="11pt" fo:font-style="normal" fo:font-weight="normal" officeooo:rsid="002a8115" style:font-size-asian="11pt" style:font-style-asian="normal" style:font-weight-asian="normal" style:font-style-complex="normal"/>
    </style:style>
    <style:style style:name="T21" style:family="text">
      <style:text-properties style:text-position="sub 58%" style:font-name="Liberation Mono" fo:font-size="11pt" fo:font-style="normal" fo:font-weight="normal" officeooo:rsid="002b5640" style:font-size-asian="11pt" style:font-style-asian="normal" style:font-weight-asian="normal" style:font-style-complex="normal"/>
    </style:style>
    <style:style style:name="T22" style:family="text">
      <style:text-properties officeooo:rsid="002c47f7"/>
    </style:style>
    <style:style style:name="fr1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Author: Adrian Szklarski, <text:span text:style-name="T5">1</text:span><text:span text:style-name="T22">9</text:span>.06.2022. </text:p>
      <text:p text:style-name="P4"><text:span text:style-name="T1">Technological level</text:span>: Advanced</text:p>
      <text:p text:style-name="P4"><text:span text:style-name="T1">Programming level</text:span>: <text:span text:style-name="T22">Mid</text:span></text:p>
      <text:p text:style-name="P2"><text:span text:style-name="T1">Technologies used</text:span>: <text:span text:style-name="T2">Python 3.10 | PyCharm | Linux | OpenOffice</text:span></text:p>
      <text:p text:style-name="P1"/>
      <text:p text:style-name="P6"><text:span text:style-name="T11">Description of the problem</text:span><text:span text:style-name="T8">: Stacja naziemna z anteną paraboliczną o średnicy 4 m i sprawności 0,6 do której doprowadzono sygnał o mocy 100 W i częstotliwości 14 GHz promieniuje w kierunku satelity odległego o 40 000 km. Wyznaczyć moc odbieraną przez antenę satelity o 3 dB szerokości wiązki głównej <text:s text:c="3"/>równej 2</text:span><text:span text:style-name="T14">o</text:span><text:span text:style-name="T8"> i sprawności 0,55. </text:span><text:span text:style-name="T9">Dane: P</text:span><text:span text:style-name="T17">T</text:span><text:span text:style-name="T9"> [dBW], </text:span><text:span text:style-name="T12">η</text:span><text:span text:style-name="T19">T,</text:span><text:span text:style-name="T9">f</text:span><text:span text:style-name="T17">u</text:span><text:span text:style-name="T9"> GHz,</text:span><text:span text:style-name="T10"> R [km], D</text:span><text:span text:style-name="T18">T</text:span><text:span text:style-name="T10"> [m], </text:span><text:span text:style-name="T10"><draw:frame draw:style-name="fr2" draw:name="Obiekt1" text:anchor-type="as-char" svg:y="-0.377cm" svg:width="1.109cm" svg:height="0.651cm" draw:z-index="0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[</text:span><text:span text:style-name="T15">o</text:span><text:span text:style-name="T10">], <text:s/></text:span><text:span text:style-name="T13">η</text:span><text:span text:style-name="T21">R. </text:span></text:p>
      <text:p text:style-name="P7"><text:span text:style-name="T7">Rozwiązanie:</text:span></text:p>
      <text:p text:style-name="P7"><text:span text:style-name="T7"><draw:frame draw:style-name="fr1" draw:name="Obiekt2" text:anchor-type="as-char" svg:y="-0.78cm" svg:width="5.237cm" svg:height="1.316cm" draw:z-index="1"><draw:object xlink:href="./Object 16" xlink:type="simple" xlink:show="embed" xlink:actuate="onLoad"/><draw:image xlink:href="./ObjectReplacements/Object 16" xlink:type="simple" xlink:show="embed" xlink:actuate="onLoad"/><svg:desc>formuła</svg:desc></draw:frame></text:span></text:p>
      <text:p text:style-name="P7"><text:span text:style-name="T7"><draw:frame draw:style-name="fr1" draw:name="Obiekt3" text:anchor-type="as-char" svg:y="-0.75cm" svg:width="5.879cm" svg:height="1.376cm" draw:z-index="2"><draw:object xlink:href="./Object 17" xlink:type="simple" xlink:show="embed" xlink:actuate="onLoad"/><draw:image xlink:href="./ObjectReplacements/Object 17" xlink:type="simple" xlink:show="embed" xlink:actuate="onLoad"/><svg:desc>formuła</svg:desc></draw:frame></text:span></text:p>
      <text:p text:style-name="P7"><text:span text:style-name="T7"><draw:frame draw:style-name="fr1" draw:name="Obiekt4" text:anchor-type="as-char" svg:y="-0.78cm" svg:width="4.549cm" svg:height="1.311cm" draw:z-index="3"><draw:object xlink:href="./Object 18" xlink:type="simple" xlink:show="embed" xlink:actuate="onLoad"/><draw:image xlink:href="./ObjectReplacements/Object 18" xlink:type="simple" xlink:show="embed" xlink:actuate="onLoad"/><svg:desc>formuła</svg:desc></draw:frame></text:span></text:p>
      <text:p text:style-name="P5"><text:span text:style-name="T10"><draw:frame draw:style-name="fr1" draw:name="Obiekt5" text:anchor-type="as-char" svg:y="-0.379cm" svg:width="7.597cm" svg:height="0.575cm" draw:z-index="4"><draw:object xlink:href="./Object 19" xlink:type="simple" xlink:show="embed" xlink:actuate="onLoad"/><draw:image xlink:href="./ObjectReplacements/Object 19" xlink:type="simple" xlink:show="embed" xlink:actuate="onLoad"/><svg:desc>formuła</svg:desc></draw:frame></text:span></text:p>
      <text:p text:style-name="P5"><text:span text:style-name="T10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unkty" style:family="paragraph" style:parent-style-name="Standard" style:list-style-name="WW8Num2">
      <style:paragraph-properties fo:margin-left="0.63cm" fo:margin-right="0cm" fo:margin-top="0.212cm" fo:margin-bottom="0.212cm" style:contextual-spacing="false" fo:text-indent="-0.63cm" style:auto-text-indent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podpunkty" style:family="paragraph" style:parent-style-name="punkty" style:list-style-name="WW8Num15">
      <style:text-properties style:font-name="Arial" fo:font-family="Arial" style:font-family-generic="swiss" style:font-pitch="variable" fo:font-size="16pt" fo:font-weight="normal" style:font-size-asian="16pt" style:font-weight-asian="normal" style:font-name-complex="Arial" style:font-family-complex="Arial" style:font-family-generic-complex="swiss" style:font-pitch-complex="variable"/>
    </style:style>
    <style:style style:name="text" style:family="paragraph" style:parent-style-name="podpunkty" style:list-style-name="">
      <style:paragraph-properties fo:margin-left="0.63cm" fo:margin-right="0cm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loext:num-list-format="%1%.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zklarski Adrian (DOKT)</meta:initial-creator>
    <meta:editing-cycles>17</meta:editing-cycles>
    <meta:creation-date>2022-06-05T21:47:00</meta:creation-date>
    <dc:date>2022-06-19T01:27:07.165904156</dc:date>
    <meta:editing-duration>PT1H48M6S</meta:editing-duration>
    <meta:generator>LibreOffice/7.3.3.2$Linux_X86_64 LibreOffice_project/30$Build-2</meta:generator>
    <meta:print-date>2022-06-14T23:45:09.165353366</meta:print-date>
    <meta:document-statistic meta:table-count="0" meta:image-count="0" meta:object-count="5" meta:page-count="1" meta:paragraph-count="10" meta:word-count="87" meta:character-count="558" meta:non-whitespace-character-count="472"/>
    <meta:user-defined meta:name="AppVersion">16.0000</meta:user-defined>
    <meta:template xlink:type="simple" xlink:actuate="onRequest" xlink:title="Normal.dotm" xlink:href=""/>
  </office:meta>
</office:document-meta>
</file>

<file path=Object 15/content.xml><?xml version="1.0" encoding="utf-8"?>
<math xmlns="http://www.w3.org/1998/Math/MathML" display="block">
  <semantics>
    <msub>
      <mi>α</mi>
      <mstyle mathsize="8pt">
        <mrow>
          <mn>3</mn>
          <mstyle mathvariant="italic">
            <msub>
              <mtext>dB</mtext>
              <mstyle mathsize="6pt">
                <mi>R</mi>
              </mstyle>
            </msub>
          </mstyle>
        </mrow>
      </mstyle>
    </msub>
    <annotation encoding="StarMath 5.0">{α rSub { size 8{3 ital "dB" rSub { size 6{R} } } } }</annotation>
  </semantics>
</math>
</file>

<file path=Object 16/content.xml><?xml version="1.0" encoding="utf-8"?>
<math xmlns="http://www.w3.org/1998/Math/MathML" display="block">
  <semantics>
    <mstyle mathsize="12pt">
      <mrow>
        <mrow>
          <msub>
            <mi>G</mi>
            <mstyle mathsize="8pt">
              <mi>T</mi>
            </mstyle>
          </msub>
          <mo stretchy="false">=</mo>
          <msub>
            <mi>η</mi>
            <mstyle mathsize="8pt">
              <mi>T</mi>
            </mstyle>
          </msub>
        </mrow>
        <mrow>
          <msup>
            <mrow>
              <mo fence="true" form="prefix" stretchy="true">(</mo>
              <mrow>
                <mfrac>
                  <msub>
                    <mi mathvariant="italic">πD</mi>
                    <mstyle mathsize="8pt">
                      <mi>T</mi>
                    </mstyle>
                  </msub>
                  <msub>
                    <mi>λ</mi>
                    <mstyle mathsize="8pt">
                      <mi>u</mi>
                    </mstyle>
                  </msub>
                </mfrac>
              </mrow>
              <mo fence="true" form="postfix" stretchy="true">)</mo>
            </mrow>
            <mstyle mathsize="8pt">
              <mn>2</mn>
            </mstyle>
          </msup>
          <mo stretchy="false">=</mo>
          <msub>
            <mi>η</mi>
            <mstyle mathsize="8pt">
              <mi>T</mi>
            </mstyle>
          </msub>
        </mrow>
        <msup>
          <mrow>
            <mo fence="true" form="prefix" stretchy="true">(</mo>
            <mrow>
              <mfrac>
                <mrow>
                  <msub>
                    <mi mathvariant="italic">πD</mi>
                    <mstyle mathsize="8pt">
                      <mi>T</mi>
                    </mstyle>
                  </msub>
                  <msub>
                    <mi>f</mi>
                    <mstyle mathsize="8pt">
                      <mi>u</mi>
                    </mstyle>
                  </msub>
                </mrow>
                <mi>c</mi>
              </mfrac>
            </mrow>
            <mo fence="true" form="postfix" stretchy="true">)</mo>
          </mrow>
          <mstyle mathsize="8pt">
            <mn>2</mn>
          </mstyle>
        </msup>
      </mrow>
    </mstyle>
    <annotation encoding="StarMath 5.0"> size 12{G rSub { size 8{T} } =η rSub { size 8{T} }  left ( {  {πD rSub { size 8{T} } }  over  {λ rSub { size 8{u} } } }  right ) rSup { size 8{2} } =η rSub { size 8{T} }  left ( {  {πD rSub { size 8{T} } f rSub { size 8{u} } }  over  {c} }  right ) rSup { size 8{2} }}</annotation>
  </semantics>
</math>
</file>

<file path=Object 17/content.xml><?xml version="1.0" encoding="utf-8"?>
<math xmlns="http://www.w3.org/1998/Math/MathML" display="block">
  <semantics>
    <mstyle mathsize="12pt">
      <mrow>
        <mrow>
          <msub>
            <mi>G</mi>
            <mstyle mathsize="8pt">
              <mi>R</mi>
            </mstyle>
          </msub>
          <mo stretchy="false">=</mo>
          <msub>
            <mi>η</mi>
            <mstyle mathsize="8pt">
              <mi>R</mi>
            </mstyle>
          </msub>
        </mrow>
        <msup>
          <mrow>
            <mo fence="true" form="prefix" stretchy="true">(</mo>
            <mrow>
              <mfrac>
                <mrow>
                  <mi>π</mi>
                  <mo stretchy="false">⋅</mo>
                  <msup>
                    <mtext>70</mtext>
                    <mstyle mathsize="8pt">
                      <mi>o</mi>
                    </mstyle>
                  </msup>
                </mrow>
                <msub>
                  <mi>α</mi>
                  <mstyle mathsize="8pt">
                    <mrow>
                      <mn>3</mn>
                      <mstyle mathvariant="italic">
                        <msub>
                          <mtext>dB</mtext>
                          <mstyle mathsize="6pt">
                            <mi>R</mi>
                          </mstyle>
                        </msub>
                      </mstyle>
                    </mrow>
                  </mstyle>
                </msub>
              </mfrac>
            </mrow>
            <mo fence="true" form="postfix" stretchy="true">)</mo>
          </mrow>
          <mn>2</mn>
        </msup>
        <mstyle mathsize="12pt">
          <mrow>
            <mrow>
              <mrow/>
              <mo stretchy="false">=</mo>
              <mn>0</mn>
            </mrow>
            <mi>,</mi>
            <mrow>
              <mtext>55</mtext>
              <mo stretchy="false">⋅</mo>
              <msup>
                <mrow>
                  <mo fence="true" form="prefix" stretchy="true">(</mo>
                  <mrow>
                    <mfrac>
                      <mrow>
                        <mi>π</mi>
                        <mo stretchy="false">⋅</mo>
                        <msup>
                          <mtext>70</mtext>
                          <mi>o</mi>
                        </msup>
                      </mrow>
                      <mstyle mathsize="12pt">
                        <msup>
                          <mn>2</mn>
                          <mi>o</mi>
                        </msup>
                      </mstyle>
                    </mfrac>
                  </mrow>
                  <mo fence="true" form="postfix" stretchy="true">)</mo>
                </mrow>
                <mn>2</mn>
              </msup>
            </mrow>
          </mrow>
        </mstyle>
      </mrow>
    </mstyle>
    <annotation encoding="StarMath 5.0"> size 12{G rSub { size 8{R} } =η rSub { size 8{R} }  left ( {  {π cdot "70" rSup { size 8{o} } }  over  {α rSub { size 8{3 ital "dB" rSub { size 6{R} } } } } }  right ) rSup {2}  size 12{ {}=0,"55" cdot  left ( {  {π cdot "70" rSup {o} }  over  { size 12{2 rSup {o} } } }  right ) rSup {2} }}</annotation>
  </semantics>
</math>
</file>

<file path=Object 18/content.xml><?xml version="1.0" encoding="utf-8"?>
<math xmlns="http://www.w3.org/1998/Math/MathML" display="block">
  <semantics>
    <mstyle mathsize="12pt">
      <mrow>
        <msub>
          <mi>L</mi>
          <mstyle mathsize="8pt">
            <mstyle mathvariant="italic">
              <mtext>FS</mtext>
            </mstyle>
          </mstyle>
        </msub>
        <mo stretchy="false">=</mo>
        <msup>
          <mrow>
            <mo fence="true" form="prefix" stretchy="true">(</mo>
            <mrow>
              <mfrac>
                <mrow>
                  <mn>4</mn>
                  <mi mathvariant="italic">πR</mi>
                </mrow>
                <msub>
                  <mi>λ</mi>
                  <mstyle mathsize="8pt">
                    <mi>u</mi>
                  </mstyle>
                </msub>
              </mfrac>
            </mrow>
            <mo fence="true" form="postfix" stretchy="true">)</mo>
          </mrow>
          <mstyle mathsize="8pt">
            <mn>2</mn>
          </mstyle>
        </msup>
        <mo stretchy="false">=</mo>
        <msup>
          <mrow>
            <mo fence="true" form="prefix" stretchy="true">(</mo>
            <mrow>
              <mfrac>
                <mrow>
                  <mn>4</mn>
                  <mi>π</mi>
                  <mstyle mathvariant="italic">
                    <msub>
                      <mtext>Rf</mtext>
                      <mstyle mathsize="8pt">
                        <mi>u</mi>
                      </mstyle>
                    </msub>
                  </mstyle>
                </mrow>
                <mi>c</mi>
              </mfrac>
            </mrow>
            <mo fence="true" form="postfix" stretchy="true">)</mo>
          </mrow>
          <mstyle mathsize="8pt">
            <mn>2</mn>
          </mstyle>
        </msup>
      </mrow>
    </mstyle>
    <annotation encoding="StarMath 5.0"> size 12{L rSub { size 8{ ital "FS"} } = left ( {  {4πR}  over  {λ rSub { size 8{u} } } }  right ) rSup { size 8{2} } = left ( {  {4π ital "Rf" rSub { size 8{u} } }  over  {c} }  right ) rSup { size 8{2} }}</annotation>
  </semantics>
</math>
</file>

<file path=Object 19/content.xml><?xml version="1.0" encoding="utf-8"?>
<math xmlns="http://www.w3.org/1998/Math/MathML" display="block">
  <semantics>
    <mstyle mathsize="12pt">
      <mrow>
        <msub>
          <mi>P</mi>
          <mstyle mathsize="8pt">
            <mrow>
              <mi>R</mi>
              <mo stretchy="false">[</mo>
              <mstyle mathvariant="italic">
                <mtext>dBW</mtext>
              </mstyle>
              <mo stretchy="false">]</mo>
            </mrow>
          </mstyle>
        </msub>
        <mo stretchy="false">=</mo>
        <mrow>
          <msub>
            <mi>P</mi>
            <mstyle mathsize="8pt">
              <mrow>
                <mi>T</mi>
                <mo stretchy="false">[</mo>
                <mstyle mathvariant="italic">
                  <mtext>dBW</mtext>
                </mstyle>
                <mo stretchy="false">]</mo>
              </mrow>
            </mstyle>
          </msub>
          <mo stretchy="false">+</mo>
          <msub>
            <mi>G</mi>
            <mstyle mathsize="8pt">
              <mrow>
                <mi>T</mi>
                <mo stretchy="false">[</mo>
                <mstyle mathvariant="italic">
                  <mtext>dBi</mtext>
                </mstyle>
                <mo stretchy="false">]</mo>
              </mrow>
            </mstyle>
          </msub>
          <mo stretchy="false">+</mo>
          <msub>
            <mi>G</mi>
            <mstyle mathsize="8pt">
              <mrow>
                <mi>R</mi>
                <mo stretchy="false">[</mo>
                <mstyle mathvariant="italic">
                  <mtext>dBi</mtext>
                </mstyle>
                <mo stretchy="false">]</mo>
              </mrow>
            </mstyle>
          </msub>
          <mo stretchy="false">−</mo>
          <msub>
            <mi>L</mi>
            <mstyle mathsize="8pt">
              <mrow>
                <mstyle mathvariant="italic">
                  <mtext>FS</mtext>
                </mstyle>
                <mo stretchy="false">[</mo>
                <mstyle mathvariant="italic">
                  <mtext>dB</mtext>
                </mstyle>
                <mo stretchy="false">]</mo>
              </mrow>
            </mstyle>
          </msub>
        </mrow>
      </mrow>
    </mstyle>
    <annotation encoding="StarMath 5.0"> size 12{P rSub { size 8{R \[  ital "dBW" \] } } =P rSub { size 8{T \[  ital "dBW" \] } } +G rSub { size 8{T \[  ital "dBi" \] } } +G rSub { size 8{R \[  ital "dBi" \] } }  - L rSub { size 8{ ital "FS" \[  ital "dB" \] } }}</annotation>
  </semantics>
</math>
</file>